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6f40" officeooo:paragraph-rsid="00026f40"/>
    </style:style>
    <style:style style:name="P2" style:family="paragraph" style:parent-style-name="Standard">
      <style:text-properties officeooo:rsid="00054bf8" officeooo:paragraph-rsid="00054bf8"/>
    </style:style>
    <style:style style:name="P3" style:family="paragraph" style:parent-style-name="Standard">
      <style:text-properties officeooo:rsid="0006ff5b" officeooo:paragraph-rsid="0006ff5b"/>
    </style:style>
    <style:style style:name="P4" style:family="paragraph" style:parent-style-name="Standard">
      <style:text-properties officeooo:rsid="0006ff5b" officeooo:paragraph-rsid="001e2978"/>
    </style:style>
    <style:style style:name="P5" style:family="paragraph" style:parent-style-name="Standard">
      <style:text-properties officeooo:rsid="000a0679" officeooo:paragraph-rsid="000a0679"/>
    </style:style>
    <style:style style:name="P6" style:family="paragraph" style:parent-style-name="Standard">
      <style:text-properties officeooo:rsid="000ba2c4" officeooo:paragraph-rsid="000ba2c4"/>
    </style:style>
    <style:style style:name="P7" style:family="paragraph" style:parent-style-name="Standard">
      <style:text-properties officeooo:rsid="000e4c04" officeooo:paragraph-rsid="000e4c04"/>
    </style:style>
    <style:style style:name="P8" style:family="paragraph" style:parent-style-name="Standard">
      <style:text-properties officeooo:rsid="0010f501" officeooo:paragraph-rsid="0010f501"/>
    </style:style>
    <style:style style:name="P9" style:family="paragraph" style:parent-style-name="Standard">
      <style:text-properties officeooo:rsid="00138499" officeooo:paragraph-rsid="00138499"/>
    </style:style>
    <style:style style:name="P10" style:family="paragraph" style:parent-style-name="Standard">
      <style:text-properties officeooo:rsid="0015517f" officeooo:paragraph-rsid="0015517f"/>
    </style:style>
    <style:style style:name="P11" style:family="paragraph" style:parent-style-name="Standard">
      <style:text-properties officeooo:rsid="0016b1ef" officeooo:paragraph-rsid="0016b1ef"/>
    </style:style>
    <style:style style:name="P12" style:family="paragraph" style:parent-style-name="Standard">
      <style:text-properties officeooo:rsid="00198faa" officeooo:paragraph-rsid="00198faa"/>
    </style:style>
    <style:style style:name="P13" style:family="paragraph" style:parent-style-name="Standard">
      <style:text-properties officeooo:rsid="001b80b1" officeooo:paragraph-rsid="001b80b1"/>
    </style:style>
    <style:style style:name="P14" style:family="paragraph" style:parent-style-name="Standard">
      <style:text-properties officeooo:rsid="001b80b1" officeooo:paragraph-rsid="001d1d01"/>
    </style:style>
    <style:style style:name="P15" style:family="paragraph" style:parent-style-name="Standard">
      <style:text-properties officeooo:rsid="001d3621" officeooo:paragraph-rsid="001d3621"/>
    </style:style>
    <style:style style:name="P16" style:family="paragraph" style:parent-style-name="Standard">
      <style:text-properties officeooo:rsid="001e2978" officeooo:paragraph-rsid="001e2978"/>
    </style:style>
    <style:style style:name="P17" style:family="paragraph" style:parent-style-name="Standard">
      <style:text-properties officeooo:rsid="001f925b" officeooo:paragraph-rsid="001f925b"/>
    </style:style>
    <style:style style:name="P18" style:family="paragraph" style:parent-style-name="Standard">
      <style:text-properties officeooo:rsid="001fbd01" officeooo:paragraph-rsid="001fbd01"/>
    </style:style>
    <style:style style:name="P19" style:family="paragraph" style:parent-style-name="Standard">
      <style:text-properties officeooo:rsid="002047ea" officeooo:paragraph-rsid="002047ea"/>
    </style:style>
    <style:style style:name="P20" style:family="paragraph" style:parent-style-name="Standard">
      <style:text-properties officeooo:rsid="0021fccf" officeooo:paragraph-rsid="0021fccf"/>
    </style:style>
    <style:style style:name="P21" style:family="paragraph" style:parent-style-name="Standard">
      <style:text-properties officeooo:rsid="00226d5d" officeooo:paragraph-rsid="00226d5d"/>
    </style:style>
    <style:style style:name="P22" style:family="paragraph" style:parent-style-name="Standard">
      <style:text-properties officeooo:rsid="0023a404" officeooo:paragraph-rsid="0023a404"/>
    </style:style>
    <style:style style:name="P23" style:family="paragraph" style:parent-style-name="Standard">
      <style:text-properties officeooo:rsid="002431f9" officeooo:paragraph-rsid="002431f9"/>
    </style:style>
    <style:style style:name="P24" style:family="paragraph" style:parent-style-name="Standard">
      <style:text-properties officeooo:rsid="00256be8" officeooo:paragraph-rsid="00256be8"/>
    </style:style>
    <style:style style:name="P25" style:family="paragraph" style:parent-style-name="Standard">
      <style:text-properties officeooo:rsid="00256be8" officeooo:paragraph-rsid="0027655c"/>
    </style:style>
    <style:style style:name="T1" style:family="text">
      <style:text-properties officeooo:rsid="001d1d01"/>
    </style:style>
    <style:style style:name="T2" style:family="text">
      <style:text-properties officeooo:rsid="002765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guide-freelancing-designers-developers/" text:style-name="Internet_20_link" text:visited-style-name="Visited_20_Internet_20_Link">https://coderprog.com/guide-freelancing-designers-developers/</text:a></text:p>
      <text:p text:style-name="P1"/>
      <text:p text:style-name="P2"><text:a xlink:type="simple" xlink:href="https://coderprog.com/artificial-intelligence-basics-games-java/" text:style-name="Internet_20_link" text:visited-style-name="Visited_20_Internet_20_Link">https://coderprog.com/artificial-intelligence-basics-games-java/</text:a></text:p>
      <text:p text:style-name="P2"/>
      <text:p text:style-name="P3"><text:a xlink:type="simple" xlink:href="https://coderprog.com/programming-foundations-design-patterns/" text:style-name="Internet_20_link" text:visited-style-name="Visited_20_Internet_20_Link">https://coderprog.com/programming-foundations-design-patterns/</text:a></text:p>
      <text:p text:style-name="P16"><text:a xlink:type="simple" xlink:href="https://coderprog.com/advanced-design-patterns-react/" text:style-name="Internet_20_link" text:visited-style-name="Visited_20_Internet_20_Link">https://coderprog.com/advanced-design-patterns-react/</text:a></text:p>
      <text:p text:style-name="P4"/>
      <text:p text:style-name="P5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"/>
      <text:p text:style-name="P6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6"/>
      <text:p text:style-name="P7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7"/>
      <text:p text:style-name="P8"><text:a xlink:type="simple" xlink:href="https://coderprog.com/learn-expressjs-building-projects/" text:style-name="Internet_20_link" text:visited-style-name="Visited_20_Internet_20_Link">https://coderprog.com/learn-expressjs-building-projects/</text:a></text:p>
      <text:p text:style-name="P8"/>
      <text:p text:style-name="P8"/>
      <text:p text:style-name="P9"><text:a xlink:type="simple" xlink:href="https://coderprog.com/learning-sql-programming/" text:style-name="Internet_20_link" text:visited-style-name="Visited_20_Internet_20_Link">https://coderprog.com/learning-sql-programming/</text:a></text:p>
      <text:p text:style-name="P10"><text:a xlink:type="simple" xlink:href="https://coderprog.com/mysql-become-database-engineer/" text:style-name="Internet_20_link" text:visited-style-name="Visited_20_Internet_20_Link">https://coderprog.com/mysql-become-database-engineer/</text:a></text:p>
      <text:p text:style-name="P10"/>
      <text:p text:style-name="P10"/>
      <text:p text:style-name="P11"><text:a xlink:type="simple" xlink:href="https://coderprog.com/data-structures-algorithms-javascript/" text:style-name="Internet_20_link" text:visited-style-name="Visited_20_Internet_20_Link">https://coderprog.com/data-structures-algorithms-javascript/</text:a></text:p>
      <text:p text:style-name="P12"><text:a xlink:type="simple" xlink:href="https://coderprog.com/beginners-es6-programming-web-javascript/" text:style-name="Internet_20_link" text:visited-style-name="Visited_20_Internet_20_Link">https://coderprog.com/beginners-es6-programming-web-javascript/</text:a></text:p>
      <text:p text:style-name="P14"><text:a xlink:type="simple" xlink:href="https://coderprog.com/modern-asynchronous-programming-javascript/" text:style-name="Internet_20_link" text:visited-style-name="Visited_20_Internet_20_Link"><text:span text:style-name="T1">https://coderprog.com/modern-asynchronous-programming-javascript/</text:span></text:a></text:p>
      <text:p text:style-name="P13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15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17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22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23"><text:a xlink:type="simple" xlink:href="https://coderprog.com/advanced-jquery-3/" text:style-name="Internet_20_link" text:visited-style-name="Visited_20_Internet_20_Link">https://coderprog.com/advanced-jquery-3/</text:a></text:p>
      <text:p text:style-name="P25"><text:a xlink:type="simple" xlink:href="https://coderprog.com/angular-creating-crud-apps/" text:style-name="Internet_20_link" text:visited-style-name="Visited_20_Internet_20_Link"><text:span text:style-name="T2">https://coderprog.com/angular-creating-crud-apps/</text:span></text:a></text:p>
      <text:p text:style-name="P24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24"/>
      <text:p text:style-name="P17"/>
      <text:p text:style-name="P18"><text:a xlink:type="simple" xlink:href="https://coderprog.com/cryptocurrency-bitcoin-ethereum-course/" text:style-name="Internet_20_link" text:visited-style-name="Visited_20_Internet_20_Link">https://coderprog.com/cryptocurrency-bitcoin-ethereum-course/</text:a></text:p>
      <text:p text:style-name="P19"><text:a xlink:type="simple" xlink:href="https://coderprog.com/blockchain-basics-video/" text:style-name="Internet_20_link" text:visited-style-name="Visited_20_Internet_20_Link">https://coderprog.com/blockchain-basics-video/</text:a></text:p>
      <text:p text:style-name="P20"><text:a xlink:type="simple" xlink:href="https://coderprog.com/ethereum-decentralized-app-design-dev/" text:style-name="Internet_20_link" text:visited-style-name="Visited_20_Internet_20_Link">https://coderprog.com/ethereum-decentralized-app-design-dev/</text:a></text:p>
      <text:p text:style-name="P20"/>
      <text:p text:style-name="P21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4:07:14.159859327</meta:creation-date>
    <meta:generator>LibreOffice/5.1.6.2$Linux_X86_64 LibreOffice_project/10m0$Build-2</meta:generator>
    <dc:date>2018-05-01T14:13:48.647085705</dc:date>
    <meta:editing-duration>PT6M19S</meta:editing-duration>
    <meta:editing-cycles>35</meta:editing-cycles>
    <meta:document-statistic meta:table-count="0" meta:image-count="0" meta:object-count="0" meta:page-count="1" meta:paragraph-count="24" meta:word-count="24" meta:character-count="1395" meta:non-whitespace-character-count="1394"/>
  </office:meta>
</office:document-meta>
</file>